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StdLib class ArrayList &lt;T&gt;</text:span> (&lt;T&gt; generic parameter)</text:p>
      <text:p text:style-name="Standard">array in java:</text:p>
      <text:p text:style-name="Standard"><text:tab/>int[] a = new int[x];</text:p>
      <text:p text:style-name="Standard"><text:tab/><text:tab/><text:tab/> <text:s text:c="3"/>^</text:p>
      <text:p text:style-name="Standard"><text:tab/><text:tab/><text:tab/> <text:s text:c="3"/>can use variables</text:p>
      <text:p text:style-name="Standard"/>
      <text:p text:style-name="Standard">T can only be replaced by 2 things:</text:p>
      <text:p text:style-name="Standard">-class name</text:p>
      <text:p text:style-name="Standard">-interface name</text:p>
      <text:p text:style-name="Standard"/>
      <text:p text:style-name="Standard">ex:</text:p>
      <text:p text:style-name="Standard">private ArrayList&lt;Fraction&gt; f;</text:p>
      <text:p text:style-name="Standard">public CollectionOfFraction();</text:p>
      <text:p text:style-name="Standard">{</text:p>
      <text:p text:style-name="Standard"><text:s text:c="3"/>f = new ArrayList&lt;Fraction&gt;();</text:p>
      <text:p text:style-name="Standard">}</text:p>
      <text:p text:style-name="Standard"/>
      <text:p text:style-name="P1">Wrapper Classes:</text:p>
      <text:p text:style-name="Standard">a primitive type class for use in ArrayList</text:p>
      <text:p text:style-name="Standard">int = Integer</text:p>
      <text:p text:style-name="Standard">char = Character</text:p>
      <text:p text:style-name="Standard">byte = Byte, etc.</text:p>
      <text:p text:style-name="Standard"/>
      <text:p text:style-name="P1">Java Interface</text:p>
      <text:p text:style-name="P1"><text:span text:style-name="T4">public interface Blah</text:span></text:p>
      <text:p text:style-name="P1"><text:span text:style-name="T4">{</text:span></text:p>
      <text:p text:style-name="P1"><text:span text:style-name="T2">fields</text:span><text:span text:style-name="T4"> </text:span><text:span text:style-name="T3">|</text:span><text:span text:style-name="T4"> only constants </text:span></text:p>
      <text:p text:style-name="P1"><text:span text:style-name="T2">methods</text:span><text:span text:style-name="T4"> </text:span><text:span text:style-name="T3">|</text:span><text:span text:style-name="T4"> only method signatures(no logic)</text:span></text:p>
      <text:p text:style-name="P1"><text:span text:style-name="T4"><text:tab/><text:tab/>if the method has no logic, you can define it as </text:span><text:span text:style-name="T3">public void wii();</text:span><text:span text:style-name="T4"> with semicolon</text:span></text:p>
      <text:p text:style-name="P1"><text:span text:style-name="T4"><text:tab/><text:tab/>in the class: </text:span><text:span text:style-name="T3">public void wii()</text:span></text:p>
      <text:p text:style-name="P2"><text:span text:style-name="T3"><text:tab/><text:tab/><text:tab/> <text:s text:c="5"/>{</text:span></text:p>
      <text:p text:style-name="P2"><text:span text:style-name="T3"><text:tab/><text:tab/><text:tab/> <text:s text:c="5"/>}</text:span></text:p>
      <text:p text:style-name="P1"><text:span text:style-name="T4">}</text:span></text:p>
      <text:p text:style-name="P1"><text:span text:style-name="T4"/></text:p>
      <text:p text:style-name="P1"><text:span text:style-name="T4">Blah b; ← reference</text:span></text:p>
      <text:p text:style-name="P1"><text:span text:style-name="T4"/></text:p>
      <text:p text:style-name="P1"><text:span text:style-name="T4">public void ml (Blah b)</text:span></text:p>
      <text:p text:style-name="P1"><text:span text:style-name="T4"/></text:p>
      <text:p text:style-name="P1">polymorphism<text:span text:style-name="T4"> </text:span><text:span text:style-name="T3"><text:s/></text:span></text:p>
      <text:p text:style-name="P1">encapsulation<text:span text:style-name="T4"> </text:span></text:p>
      <text:p text:style-name="P1"><text:span text:style-name="T4"/></text:p>
      <text:p text:style-name="P1"><text:span text:style-name="T4">public class A implements Blah</text:span></text:p>
      <text:p text:style-name="P1"><text:span text:style-name="T4">{</text:span></text:p>
      <text:p text:style-name="P1"><text:span text:style-name="T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yler Holland</meta:initial-creator>
    <meta:creation-date>2009-01-12T13:14:57</meta:creation-date>
    <meta:generator>OpenOffice.org/3.0$Linux OpenOffice.org_project/300m9$Build-9358</meta:generator>
    <dc:date>2009-01-12T13:55:59</dc:date>
    <dc:creator>Tyler Holland</dc:creator>
    <meta:editing-duration>PT00H41M03S</meta:editing-duration>
    <meta:editing-cycles>9</meta:editing-cycles>
    <meta:document-statistic meta:table-count="0" meta:image-count="0" meta:object-count="0" meta:page-count="1" meta:paragraph-count="36" meta:word-count="122" meta:character-count="724"/>
    <meta:user-defined meta:name="Info 1"/>
    <meta:user-defined meta:name="Info 2"/>
    <meta:user-defined meta:name="Info 3"/>
    <meta:user-defined meta:name="Info 4"/>
  </office:meta>
</office:document-meta>
</file>